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.35pt"/>
    </style:style>
    <style:style style:name="co4" style:family="table-column">
      <style:table-column-properties fo:break-before="auto" style:column-width="73.45pt"/>
    </style:style>
    <style:style style:name="co5" style:family="table-column">
      <style:table-column-properties fo:break-before="auto" style:column-width="84.5pt"/>
    </style:style>
    <style:style style:name="co6" style:family="table-column">
      <style:table-column-properties fo:break-before="auto" style:column-width="132.86pt"/>
    </style:style>
    <style:style style:name="co7" style:family="table-column">
      <style:table-column-properties fo:break-before="auto" style:column-width="115.74pt"/>
    </style:style>
    <style:style style:name="ro5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10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20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5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 table:number-columns-spanned="4" table:number-rows-spanned="1">
            <text:p>Fuels Pumped per Vehicle</text:p>
          </table:table-cell>
          <table:covered-table-cell table:number-columns-repeated="3"/>
        </table:table-row>
        <table:table-header-rows>
          <table:table-row table:style-name="ro3">
            <table:table-cell/>
            <table:table-cell table:style-name="Default"/>
            <table:table-cell table:number-columns-repeated="3"/>
          </table:table-row>
          <table:table-row table:style-name="ro4">
            <table:table-cell/>
            <table:table-cell table:style-name="ce2" office:value-type="string" calcext:value-type="string">
              <text:p>VEHICLE NO</text:p>
            </table:table-cell>
            <table:table-cell table:style-name="ce2" office:value-type="string" calcext:value-type="string">
              <text:p>DATE PUMPED</text:p>
            </table:table-cell>
            <table:table-cell table:style-name="ce2" office:value-type="string" calcext:value-type="string">
              <text:p>LITRE</text:p>
            </table:table-cell>
            <table:table-cell table:style-name="ce2" office:value-type="string" calcext:value-type="string">
              <text:p>PRICE</text:p>
            </table:table-cell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3" office:value-type="string" calcext:value-type="string">
            <text:p>%(vehicle)s</text:p>
          </table:table-cell>
          <table:table-cell table:style-name="ce3" office:value-type="string" calcext:value-type="string">
            <text:p>%(date_pumped)s</text:p>
          </table:table-cell>
          <table:table-cell table:style-name="ce5" office:value-type="string" calcext:value-type="string">
            <text:p>%(litre)s</text:p>
          </table:table-cell>
          <table:table-cell table:style-name="ce5" office:value-type="string" calcext:value-type="string">
            <text:p>%(total_cost)s</text:p>
          </table:table-cell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9-02-17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2:03:15.0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9-02-17T12:03:22.197000000</dc:date>
    <meta:editing-duration>PT4H53M2S</meta:editing-duration>
    <meta:editing-cycles>57</meta:editing-cycles>
    <meta:generator>LibreOffice/6.1.2.1$Windows_X86_64 LibreOffice_project/65905a128db06ba48db947242809d14d3f9a93fe</meta:generator>
    <meta:document-statistic meta:table-count="3" meta:cell-count="11" meta:object-count="0"/>
  </office:meta>
</office:document-meta>
</file>